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1">
      <style:text-properties style:text-position="0% 100%" style:text-underline-style="solid" style:text-underline-width="auto" style:text-underline-color="font-color" fo:font-weight="normal" style:font-weight-asian="normal" style:font-weight-complex="normal"/>
    </style:style>
    <style:style style:name="T1" style:family="text">
      <style:text-properties fo:language="en" fo:country="US"/>
    </style:style>
    <style:style style:name="T2" style:family="text">
      <style:text-properties fo:language="en" fo:country="US" fo:font-weight="bol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 text:name="firstHeading"/><text:span text:style-name="T1"><text:s text:c="21"/>Dance theory</text:span></text:h>
      <text:section text:style-name="Sect1" text:name="bodyContent">
        <text:section text:style-name="Sect2" text:name="mw-content-text">
          <text:p text:style-name="Text_20_body"><text:span text:style-name="T2">Dance theory</text:span><text:span text:style-name="T1"> is the philosophy underpinning </text:span><text:a xlink:type="simple" xlink:href="https://en.wikipedia.org/wiki/Contemporary_dance" text:style-name="Internet_20_link" text:visited-style-name="Visited_20_Internet_20_Link">contemporary dance</text:a><text:span text:style-name="T1">, including formal ideologies, aesthetic concepts, and technical attributes.</text:span><text:bookmark text:name="cite_ref-1"/><text:a xlink:type="simple" xlink:href="https://en.wikipedia.org/wiki/Dance_theory#cite_note-1" text:style-name="Internet_20_link" text:visited-style-name="Visited_20_Internet_20_Link">[1]</text:a><text:span text:style-name="T1"> It is a fairly new field of study, developing largely in the 20th Century. It can be considered a branch of </text:span><text:a xlink:type="simple" xlink:href="https://en.wikipedia.org/w/index.php?title=Expression_theory&amp;action=edit&amp;redlink=1" text:style-name="Internet_20_link" text:visited-style-name="Visited_20_Internet_20_Link">expression theory</text:a><text:bookmark text:name="cite_ref-2"/><text:a xlink:type="simple" xlink:href="https://en.wikipedia.org/wiki/Dance_theory#cite_note-2" text:style-name="Internet_20_link" text:visited-style-name="Visited_20_Internet_20_Link">[2]</text:a><text:span text:style-name="T1"> and is closely related to </text:span><text:a xlink:type="simple" xlink:href="https://en.wikipedia.org/wiki/Music_theory" text:style-name="Internet_20_link" text:visited-style-name="Visited_20_Internet_20_Link">music theory</text:a><text:span text:style-name="T1"> and specifically </text:span><text:a xlink:type="simple" xlink:href="https://en.wikipedia.org/wiki/Musicality" text:style-name="Internet_20_link" text:visited-style-name="Visited_20_Internet_20_Link">musicality</text:a><text:span text:style-name="T1">.</text:span><text:bookmark text:name="cite_ref-3"/><text:a xlink:type="simple" xlink:href="https://en.wikipedia.org/wiki/Dance_theory#cite_note-3" text:style-name="Internet_20_link" text:visited-style-name="Visited_20_Internet_20_Link">[3]</text:a><text:span text:style-name="T1"> While musicality deals with finding a particular matching pair of dance and music that fit each other in various respects, dance theory is a broad term encompassing the </text:span><text:a xlink:type="simple" xlink:href="https://en.wikipedia.org/wiki/Dance_history" text:style-name="Internet_20_link" text:visited-style-name="Visited_20_Internet_20_Link">origins</text:a><text:span text:style-name="T1">, </text:span><text:a xlink:type="simple" xlink:href="https://en.wikipedia.org/wiki/List_of_dance_style_categories" text:style-name="Internet_20_link" text:visited-style-name="Visited_20_Internet_20_Link">styles</text:a><text:span text:style-name="T1">, </text:span><text:a xlink:type="simple" xlink:href="https://en.wikipedia.org/wiki/Genre" text:style-name="Internet_20_link" text:visited-style-name="Visited_20_Internet_20_Link">genre</text:a><text:span text:style-name="T1">, </text:span><text:a xlink:type="simple" xlink:href="https://en.wikipedia.org/wiki/Footwork_(dance)" text:style-name="Internet_20_link" text:visited-style-name="Visited_20_Internet_20_Link">footwork</text:a><text:span text:style-name="T1">, </text:span><text:a xlink:type="simple" xlink:href="https://en.wikipedia.org/wiki/Art" text:style-name="Internet_20_link" text:visited-style-name="Visited_20_Internet_20_Link">artistic expression</text:a><text:span text:style-name="T1"> of dance. </text:span></text:p>
          <text:p text:style-name="Text_20_body"><text:span text:style-name="T1">Three broad categories of dance theory, as you may find them described in universities or dance institutes, are philosophy (concerning the aesthetic meanings behind dance, or </text:span><text:a xlink:type="simple" xlink:href="https://en.wikipedia.org/wiki/Semiotics" text:style-name="Internet_20_link" text:visited-style-name="Visited_20_Internet_20_Link">semiotics</text:a><text:span text:style-name="T1">), </text:span><text:a xlink:type="simple" xlink:href="https://en.wikipedia.org/wiki/Choreology" text:style-name="Internet_20_link" text:visited-style-name="Visited_20_Internet_20_Link">choreology</text:a><text:span text:style-name="T1"> (movement analysis and description), sociology (regarding the role of dance in society and culture).</text:span><text:bookmark text:name="cite_ref-4"/><text:a xlink:type="simple" xlink:href="https://en.wikipedia.org/wiki/Dance_theory#cite_note-4" text:style-name="Internet_20_link" text:visited-style-name="Visited_20_Internet_20_Link">[4]</text:a><text:span text:style-name="T1"> </text:span></text:p>
          <text:p text:style-name="Text_20_body"><text:span text:style-name="T1">Dance theory deals with </text:span><text:a xlink:type="simple" xlink:href="https://en.wikipedia.org/wiki/Anatomical" text:style-name="Internet_20_link" text:visited-style-name="Visited_20_Internet_20_Link">anatomical</text:a><text:span text:style-name="T1"> movements (such as foot-work, etc.), as well as </text:span><text:a xlink:type="simple" xlink:href="https://en.wikipedia.org/wiki/Connection_(dance)" text:style-name="Internet_20_link" text:visited-style-name="Visited_20_Internet_20_Link">partner interactions</text:a><text:span text:style-name="T1">, and their associations to each other and to music as art. It explores the communicative, physical, mental, emotional, and artistic aspects of dance as a medium of human expression and interaction. In doing so the various nuances between the dance genres and styles are analyzed with respect to their </text:span><text:a xlink:type="simple" xlink:href="https://en.wikipedia.org/wiki/Social_setting" text:style-name="Internet_20_link" text:visited-style-name="Visited_20_Internet_20_Link">social settings</text:a><text:span text:style-name="T1"> and </text:span><text:a xlink:type="simple" xlink:href="https://en.wikipedia.org/wiki/Culture" text:style-name="Internet_20_link" text:visited-style-name="Visited_20_Internet_20_Link">cultures</text:a><text:span text:style-name="T1">. </text:span></text:p>
          <text:p text:style-name="P1">As dance is a ubiquitous element of culture, dance theory attempts to determine the instinctual nature of dance, and what makes various movements appear natural or forced. </text:p>
          <text:p text:style-name="P1">It is possible through understanding including the writing and drawing of dances within a sphere to understand that all dance is based on natural body movements that is the moving of joints limbs and legs and fingers, dance theory is based on these founding principles that is the sphere and lines of the body to derive and show and demonstrate how dance is done, which movements to do by which movement at which speed so hypothetically it is possible to draw and work out a dance by using sphere lines and arrows to build up a dance and a routine starting with examples and extenuating etc many dance books state how this is done. </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17:49:10.849858577</meta:creation-date>
    <dc:date>2020-02-18T17:50:03.595992968</dc:date>
    <meta:editing-duration>PT52S</meta:editing-duration>
    <meta:editing-cycles>1</meta:editing-cycles>
    <meta:document-statistic meta:table-count="0" meta:image-count="0" meta:object-count="0" meta:page-count="1" meta:paragraph-count="6" meta:word-count="338" meta:character-count="2149" meta:non-whitespace-character-count="1791"/>
    <meta:generator>LibreOffice/5.1.6.2$Linux_X86_64 LibreOffice_project/10m0$Build-2</meta:generator>
  </office:meta>
</office:document-meta>
</file>